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officeooo:rsid="000e6c00" officeooo:paragraph-rsid="000f7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for l in data %}{{l}}</text:p>
      <text:p text:style-name="P1">{% endfor %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TW" style:font-name-complex="Noto Sans CJK T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2T21:02:02.000728988</dc:date>
    <meta:editing-duration>PT43S</meta:editing-duration>
    <meta:editing-cycles>2</meta:editing-cycles>
    <meta:generator>LibreOffice/26.2.1.2$Linux_X86_64 LibreOffice_project/8399f6259d8c87f40e7255cdb3c9b958f5e08948</meta:generator>
    <meta:document-statistic meta:table-count="0" meta:image-count="0" meta:object-count="0" meta:page-count="1" meta:paragraph-count="2" meta:word-count="9" meta:character-count="36" meta:non-whitespace-character-count="29"/>
  </office:meta>
</office:document-meta>
</file>